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20000024DA90F1ED0936FFD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9.59cm" svg:height="15.584cm" draw:z-index="0"><draw:image xlink:href="Pictures/10000000000005520000024DA90F1ED0936FFD2C.jpg" xlink:type="simple" xlink:show="embed" xlink:actuate="onLoad" loext:mime-type="image/jpeg"/></draw:frame><text:bookmark text:name="yui_3_17_2_1_1712568941299_1258"/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4-04-08T10:39:02.883000000</dc:date>
    <meta:editing-duration>PT1M28S</meta:editing-duration>
    <meta:editing-cycles>2</meta:editing-cycles>
    <meta:document-statistic meta:table-count="0" meta:image-count="1" meta:object-count="0" meta:page-count="1" meta:paragraph-count="1" meta:word-count="0" meta:character-count="1" meta:non-whitespace-character-count="0"/>
  </office:meta>
</office:document-meta>
</file>